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21000007D0C32616AE4D35B0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9cm" svg:height="2.759cm" svg:x="1cm" svg:y="22.5cm">
          <draw:image xlink:href="Pictures/1000020100000721000007D0C32616AE4D35B0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26T22:59:04.739779346</dc:date>
    <meta:editing-duration>PT1H31M11S</meta:editing-duration>
    <meta:editing-cycles>1</meta:editing-cycles>
    <meta:generator>LibreOffice/6.0.7.3$Linux_X86_64 LibreOffice_project/00m0$Build-3</meta:generator>
    <meta:document-statistic meta:object-count="1"/>
  </office:meta>
</office:document-meta>
</file>